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4pt" fo:language="en" fo:country="AU" officeooo:rsid="001e89b5" officeooo:paragraph-rsid="001e89b5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fo:language="en" fo:country="AU" officeooo:rsid="001e89b5" officeooo:paragraph-rsid="001e89b5" style:font-size-asian="10.5pt" style:font-size-complex="12pt"/>
    </style:style>
    <style:style style:name="P3" style:family="paragraph" style:parent-style-name="Standard">
      <style:text-properties style:font-name="Liberation Sans" fo:language="en" fo:country="AU"/>
    </style:style>
    <style:style style:name="P4" style:family="paragraph" style:parent-style-name="Standard">
      <style:text-properties style:font-name="Liberation Sans" fo:language="en" fo:country="AU" officeooo:rsid="001f2715" officeooo:paragraph-rsid="001f2715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2pt" fo:language="en" fo:country="AU" officeooo:rsid="001e89b5" officeooo:paragraph-rsid="001e89b5" style:font-size-asian="10.5pt" style:font-size-complex="12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Liberation Sans" fo:language="en" fo:country="AU" officeooo:rsid="001f2715" officeooo:paragraph-rsid="001f2715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AU" officeooo:rsid="001f2715" officeooo:paragraph-rsid="001f2715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AU" officeooo:rsid="0021d414" officeooo:paragraph-rsid="0021d414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Liberation Sans" fo:language="en" fo:country="AU" officeooo:rsid="001f2715" officeooo:paragraph-rsid="001f2715"/>
    </style:style>
    <style:style style:name="P10" style:family="paragraph" style:parent-style-name="Heading_20_1">
      <style:text-properties fo:language="en" fo:country="AU" officeooo:rsid="001e89b5" officeooo:paragraph-rsid="001e89b5"/>
    </style:style>
    <style:style style:name="P11" style:family="paragraph" style:parent-style-name="Heading_20_2">
      <style:text-properties fo:language="en" fo:country="AU" officeooo:rsid="001e89b5" officeooo:paragraph-rsid="001e89b5"/>
    </style:style>
    <style:style style:name="P12" style:family="paragraph" style:parent-style-name="Footer">
      <style:paragraph-properties fo:text-align="center" style:justify-single-word="false"/>
      <style:text-properties officeooo:rsid="0023361d" officeooo:paragraph-rsid="0023361d"/>
    </style:style>
    <style:style style:name="T1" style:family="text">
      <style:text-properties officeooo:rsid="00212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onUtils Design Document</text:p>
      <text:p text:style-name="P2"/>
      <text:p text:style-name="P2">By Kyle Finlay, April 2016</text:p>
      <text:p text:style-name="P2">Last modified: April 5, 2016</text:p>
      <text:p text:style-name="P5"/>
      <text:h text:style-name="P10" text:outline-level="1"><text:bookmark-start text:name="__RefHeading___Toc208_212507615"/>1. Introduction<text:bookmark-end text:name="__RefHeading___Toc208_212507615"/></text:h>
      <text:h text:style-name="P11" text:outline-level="2">1.1 Background</text:h>
      <text:p text:style-name="P3">IonUtils is a special Rust crate. It is designed to provide crucial utility functions, which are used within all aspects of the Ion Project.</text:p>
      <text:p text:style-name="P3"/>
      <text:h text:style-name="P11" text:outline-level="2"><text:bookmark-start text:name="__RefHeading___Toc212_212507615"/>1.2 Design Goals<text:bookmark-end text:name="__RefHeading___Toc212_212507615"/></text:h>
      <text:p text:style-name="P4">There are several important design goals which must be met.</text:p>
      <text:p text:style-name="P4"/>
      <text:p text:style-name="P7">1. It must be as modular as possible.</text:p>
      <text:p text:style-name="P6"/>
      <text:p text:style-name="P6">Where practical, the modules within the crate should refrain from depending on one another.</text:p>
      <text:p text:style-name="P6">However, this may not be possible in all cases.</text:p>
      <text:p text:style-name="P4"/>
      <text:p text:style-name="P4">2. It must not depend on other parts of the Ion Project.</text:p>
      <text:p text:style-name="P4"/>
      <text:p text:style-name="P6">This is a must, and goes hand in hand with the first goal.</text:p>
      <text:p text:style-name="P6">Not only would this bloat the library, it would make it harder to use in non Ion projects.</text:p>
      <text:p text:style-name="P6"/>
      <text:p text:style-name="P6">It can however rely on external crates if <text:span text:style-name="T1">necessary</text:span> (e.g. rand, rustc-serialize, log, etc).</text:p>
      <text:p text:style-name="P6"/>
      <text:p text:style-name="P8">3. It has to be as user friendly as possible, without sacrificing perform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3361d" officeooo:paragraph-rsid="0023361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pyright (c) 2016 by Kyle Finla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0:30:08.650578069</meta:creation-date>
    <dc:date>2016-04-05T22:05:52.438986593</dc:date>
    <meta:editing-duration>PT22M9S</meta:editing-duration>
    <meta:editing-cycles>5</meta:editing-cycles>
    <meta:generator>LibreOffice/5.1.1.3$Linux_X86_64 LibreOffice_project/10m0$Build-3</meta:generator>
    <meta:document-statistic meta:table-count="0" meta:image-count="0" meta:object-count="0" meta:page-count="1" meta:paragraph-count="17" meta:word-count="161" meta:character-count="903" meta:non-whitespace-character-count="759"/>
  </office:meta>
</office:document-meta>
</file>